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H</mi>
            <mrow>
              <mo fence="true" form="prefix" stretchy="true">[</mo>
              <mrow>
                <mi>z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frac>
              <mi>z</mi>
              <mrow>
                <mrow>
                  <mo fence="true" form="prefix" stretchy="true">(</mo>
                  <mrow>
                    <mrow>
                      <mi>z</mi>
                      <mo stretchy="false">−</mo>
                      <mn>0.8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z</mi>
                      <mo stretchy="false">+</mo>
                      <mn>0.2</mn>
                    </mrow>
                  </mrow>
                  <mo fence="true" form="postfix" stretchy="true">)</mo>
                </mrow>
              </mrow>
            </mfrac>
            <mi>,</mi>
            <mspace width="2em"/>
            <mi>x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sup>
              <mi>e</mi>
              <mrow>
                <mi>n</mi>
                <mo stretchy="false">+</mo>
                <mn>1</mn>
              </mrow>
            </msup>
          </mrow>
        </mtd>
      </mtr>
      <mtr>
        <mtd>
          <mrow/>
        </mtd>
      </mtr>
      <mtr>
        <mtd>
          <mrow>
            <mi>x</mi>
            <mrow>
              <mo fence="true" form="prefix" stretchy="true">[</mo>
              <mrow>
                <mi>z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i>e</mi>
              <mo stretchy="false">⋅</mo>
              <msup>
                <mi>e</mi>
                <mi>n</mi>
              </msup>
            </mrow>
            <mrow>
              <mspace width="2em"/>
              <mo stretchy="false">=</mo>
              <mspace width="2em"/>
            </mrow>
            <mfrac>
              <mi mathvariant="italic">ez</mi>
              <mrow>
                <mi>z</mi>
                <mo stretchy="false">−</mo>
                <mi>e</mi>
              </mrow>
            </mfrac>
          </mrow>
        </mtd>
      </mtr>
      <mtr>
        <mtd>
          <mrow/>
        </mtd>
      </mtr>
      <mtr>
        <mtd>
          <mrow>
            <mi>Y</mi>
            <mrow>
              <mo fence="true" form="prefix" stretchy="true">(</mo>
              <mrow>
                <mi>z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i>H</mi>
            <mrow>
              <mrow>
                <mo fence="true" form="prefix" stretchy="true">(</mo>
                <mrow>
                  <mi>z</mi>
                </mrow>
                <mo fence="true" form="postfix" stretchy="true">)</mo>
              </mrow>
              <mo stretchy="false">⋅</mo>
              <mi>X</mi>
            </mrow>
            <mrow>
              <mo fence="true" form="prefix" stretchy="true">(</mo>
              <mrow>
                <mi>z</mi>
              </mrow>
              <mo fence="true" form="postfix" stretchy="true">)</mo>
            </mrow>
          </mrow>
        </mtd>
      </mtr>
      <mtr>
        <mtd>
          <mrow/>
        </mtd>
      </mtr>
      <mtr>
        <mtd>
          <mfrac>
            <mrow>
              <mi>e</mi>
              <mo stretchy="false">⋅</mo>
              <msup>
                <mi>z</mi>
                <mn>2</mn>
              </msup>
            </mrow>
            <mrow>
              <mrow>
                <mo fence="true" form="prefix" stretchy="true">(</mo>
                <mrow>
                  <mrow>
                    <mi>z</mi>
                    <mo stretchy="false">−</mo>
                    <mi>e</mi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i>z</mi>
                    <mo stretchy="false">−</mo>
                    <mn>0.8</mn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i>z</mi>
                    <mo stretchy="false">+</mo>
                    <mn>0.2</mn>
                  </mrow>
                </mrow>
                <mo fence="true" form="postfix" stretchy="true">)</mo>
              </mrow>
            </mrow>
          </mfrac>
        </mtd>
      </mtr>
      <mtr>
        <mtd>
          <mrow/>
        </mtd>
      </mtr>
      <mtr>
        <mtd>
          <mrow>
            <mfrac>
              <mrow>
                <mi>e</mi>
                <mo stretchy="false">⋅</mo>
                <msup>
                  <mi>z</mi>
                  <mn>2</mn>
                </msup>
              </mrow>
              <mrow>
                <mrow>
                  <mo fence="true" form="prefix" stretchy="true">(</mo>
                  <mrow>
                    <mrow>
                      <mi>z</mi>
                      <mo stretchy="false">−</mo>
                      <mi>e</mi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z</mi>
                      <mo stretchy="false">−</mo>
                      <mn>0.8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z</mi>
                      <mo stretchy="false">+</mo>
                      <mn>0.2</mn>
                    </mrow>
                  </mrow>
                  <mo fence="true" form="postfix" stretchy="true">)</mo>
                </mrow>
              </mrow>
            </mfrac>
            <mrow>
              <mspace width="2em"/>
              <mo stretchy="false">=</mo>
              <mspace width="2em"/>
            </mrow>
            <mrow>
              <mi>A</mi>
              <mo stretchy="false">⋅</mo>
              <mfrac>
                <mi>z</mi>
                <mrow>
                  <mo fence="true" form="prefix" stretchy="true">(</mo>
                  <mrow>
                    <mrow>
                      <mi>z</mi>
                      <mo stretchy="false">−</mo>
                      <mn>0.8</mn>
                    </mrow>
                  </mrow>
                  <mo fence="true" form="postfix" stretchy="true">)</mo>
                </mrow>
              </mfrac>
            </mrow>
            <mrow>
              <mspace width="2em"/>
              <mo stretchy="false">+</mo>
              <mspace width="2em"/>
            </mrow>
            <mrow>
              <mi>B</mi>
              <mo stretchy="false">⋅</mo>
              <mfrac>
                <mi>z</mi>
                <mrow>
                  <mi>z</mi>
                  <mo stretchy="false">+</mo>
                  <mn>0.2</mn>
                </mrow>
              </mfrac>
            </mrow>
            <mrow>
              <mspace width="2em"/>
              <mo stretchy="false">+</mo>
              <mspace width="2em"/>
            </mrow>
            <mrow>
              <mi>C</mi>
              <mo stretchy="false">⋅</mo>
              <mfrac>
                <mi>z</mi>
                <mrow>
                  <mi>z</mi>
                  <mo stretchy="false">−</mo>
                  <mi>e</mi>
                </mrow>
              </mfrac>
            </mrow>
          </mrow>
        </mtd>
      </mtr>
      <mtr>
        <mtd>
          <mrow/>
        </mtd>
      </mtr>
      <mtr>
        <mtd>
          <mrow>
            <mrow>
              <mi>e</mi>
              <mo stretchy="false">⋅</mo>
              <msup>
                <mi>z</mi>
                <mn>2</mn>
              </msup>
            </mrow>
            <mrow>
              <mspace width="2em"/>
              <mo stretchy="false">=</mo>
              <mspace width="2em"/>
            </mrow>
            <mrow>
              <mi>A</mi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−</mo>
                    <mi>e</mi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i>z</mi>
                  <mo stretchy="false">+</mo>
                  <mn>0.2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i>B</mi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−</mo>
                    <mi>e</mi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i>z</mi>
                  <mo stretchy="false">−</mo>
                  <mn>0.8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i>C</mi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−</mo>
                    <mn>0.8</mn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i>z</mi>
                  <mo stretchy="false">+</mo>
                  <mn>0.2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i>e</mi>
          </mrow>
        </mtd>
      </mtr>
      <mtr>
        <mtd>
          <mrow/>
        </mtd>
      </mtr>
      <mtr>
        <mtd>
          <mrow>
            <msup>
              <mi>e</mi>
              <mn>3</mn>
            </msup>
            <mrow>
              <mspace width="2em"/>
              <mo stretchy="false">=</mo>
              <mspace width="2em"/>
            </mrow>
            <mrow>
              <mi>C</mi>
              <mo stretchy="false">⋅</mo>
              <mi>e</mi>
              <mo stretchy="false">⋅</mo>
              <mrow>
                <mo fence="true" form="prefix" stretchy="true">(</mo>
                <mrow>
                  <mrow>
                    <mi>e</mi>
                    <mo stretchy="false">−</mo>
                    <mn>0.8</mn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i>e</mi>
                  <mo stretchy="false">+</mo>
                  <mn>0.2</mn>
                </mrow>
              </mrow>
              <mo fence="true" form="postfix" stretchy="true">)</mo>
            </mrow>
          </mrow>
        </mtd>
      </mtr>
      <mtr>
        <mtd>
          <mrow>
            <mi>C</mi>
            <mrow>
              <mspace width="2em"/>
              <mo stretchy="false">=</mo>
              <mspace width="2em"/>
            </mrow>
            <mfrac>
              <msup>
                <mi>e</mi>
                <mn>2</mn>
              </msup>
              <mrow>
                <mrow>
                  <mo fence="true" form="prefix" stretchy="true">(</mo>
                  <mrow>
                    <mrow>
                      <mi>e</mi>
                      <mo stretchy="false">−</mo>
                      <mn>0.8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e</mi>
                      <mo stretchy="false">+</mo>
                      <mn>0.2</mn>
                    </mrow>
                  </mrow>
                  <mo fence="true" form="postfix" stretchy="true">)</mo>
                </mrow>
              </mrow>
            </mfrac>
            <mrow>
              <mspace width="2em"/>
              <mo stretchy="false">=</mo>
              <mspace width="2em"/>
            </mrow>
            <mi>1.319...</mi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row>
                <mspace width="2em"/>
                <mo stretchy="false">−</mo>
                <mn>0.2</mn>
              </mrow>
            </mrow>
          </mrow>
        </mtd>
      </mtr>
      <mtr>
        <mtd>
          <mrow/>
        </mtd>
      </mtr>
      <mtr>
        <mtd>
          <mrow>
            <mrow>
              <mi>e</mi>
              <mo stretchy="false">⋅</mo>
              <msup>
                <mrow>
                  <mo fence="true" form="prefix" stretchy="true">(</mo>
                  <mrow>
                    <mrow>
                      <mo stretchy="false">−</mo>
                      <mn>0.2</mn>
                    </mrow>
                  </mrow>
                  <mo fence="true" form="postfix" stretchy="true">)</mo>
                </mrow>
                <mn>2</mn>
              </msup>
            </mrow>
            <mrow>
              <mspace width="2em"/>
              <mo stretchy="false">=</mo>
              <mspace width="2em"/>
            </mrow>
            <mrow>
              <mi>B</mi>
              <mo stretchy="false">⋅</mo>
              <mrow>
                <mo fence="true" form="prefix" stretchy="true">(</mo>
                <mrow>
                  <mrow>
                    <mrow>
                      <mo stretchy="false">−</mo>
                      <mi>0.2</mi>
                    </mrow>
                  </mrow>
                </mrow>
                <mo fence="true" form="postfix" stretchy="true">)</mo>
              </mrow>
              <mo stretchy="false">⋅</mo>
              <mrow>
                <mo fence="true" form="prefix" stretchy="true">(</mo>
                <mrow>
                  <mrow>
                    <mrow>
                      <mrow>
                        <mo stretchy="false">−</mo>
                        <mi>0.2</mi>
                      </mrow>
                      <mo stretchy="false">−</mo>
                      <mi>e</mi>
                    </mrow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row>
                    <mrow>
                      <mo stretchy="false">−</mo>
                      <mi>0.2</mi>
                    </mrow>
                    <mo stretchy="false">−</mo>
                    <mn>0.8</mn>
                  </mrow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row>
                  <mi>e</mi>
                  <mo stretchy="false">⋅</mo>
                  <msup>
                    <mrow>
                      <mo fence="true" form="prefix" stretchy="true">(</mo>
                      <mrow>
                        <mrow>
                          <mo stretchy="false">−</mo>
                          <mn>0.2</mn>
                        </mrow>
                      </mrow>
                      <mo fence="true" form="postfix" stretchy="true">)</mo>
                    </mrow>
                    <mrow/>
                  </msup>
                </mrow>
              </mrow>
              <mrow>
                <mrow>
                  <mo fence="true" form="prefix" stretchy="true">(</mo>
                  <mrow>
                    <mrow>
                      <mrow>
                        <mo stretchy="false">−</mo>
                        <mn>0.2</mn>
                      </mrow>
                      <mo stretchy="false">−</mo>
                      <mi>e</mi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row>
                        <mo stretchy="false">−</mo>
                        <mn>0.2</mn>
                      </mrow>
                      <mo stretchy="false">−</mo>
                      <mn>0.8</mn>
                    </mrow>
                  </mrow>
                  <mo fence="true" form="postfix" stretchy="true">)</mo>
                </mrow>
              </mrow>
            </mfrac>
            <mrow>
              <mspace width="2em"/>
              <mo stretchy="false">=</mo>
              <mspace width="2em"/>
              <mo stretchy="false">−</mo>
              <mi>0.1862...</mi>
            </mrow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i>0.8</mi>
          </mrow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frac>
              <mrow>
                <mrow>
                  <mi>e</mi>
                  <mo stretchy="false">⋅</mo>
                  <mi>0.8</mi>
                </mrow>
              </mrow>
              <mrow>
                <mrow>
                  <mo fence="true" form="prefix" stretchy="true">(</mo>
                  <mrow>
                    <mrow>
                      <mrow>
                        <mi>0.8</mi>
                        <mo stretchy="false">−</mo>
                        <mi>e</mi>
                      </mrow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row>
                        <mi>0.8</mi>
                        <mo stretchy="false">+</mo>
                        <mn>0.2</mn>
                      </mrow>
                    </mrow>
                  </mrow>
                  <mo fence="true" form="postfix" stretchy="true">)</mo>
                </mrow>
              </mrow>
            </mfrac>
            <mrow>
              <mspace width="2em"/>
              <mo stretchy="false">=</mo>
              <mspace width="2em"/>
              <mo stretchy="false">−</mo>
              <mi>1.133...</mi>
            </mrow>
          </mrow>
        </mtd>
      </mtr>
      <mtr>
        <mtd>
          <mrow/>
        </mtd>
      </mtr>
      <mtr>
        <mtd>
          <mrow>
            <msup>
              <mi>Z</mi>
              <mrow>
                <mrow>
                  <mo stretchy="false">−</mo>
                  <mi mathvariant="normal">1</mi>
                </mrow>
              </mrow>
            </msup>
            <mrow>
              <mo fence="true" form="prefix" stretchy="true">{</mo>
              <mrow>
                <mrow>
                  <mrow>
                    <mrow>
                      <mo stretchy="false">−</mo>
                      <mn>1.133</mn>
                    </mrow>
                    <mo stretchy="false">⋅</mo>
                    <mrow>
                      <mo fence="true" form="prefix" stretchy="true">(</mo>
                      <mrow>
                        <mrow>
                          <mfrac>
                            <mi>z</mi>
                            <mrow>
                              <mo fence="true" form="prefix" stretchy="true">(</mo>
                              <mrow>
                                <mrow>
                                  <mi>z</mi>
                                  <mo stretchy="false">−</mo>
                                  <mn>0.8</mn>
                                </mrow>
                              </mrow>
                              <mo fence="true" form="postfix" stretchy="true">)</mo>
                            </mrow>
                          </mfrac>
                        </mrow>
                      </mrow>
                      <mo fence="true" form="postfix" stretchy="true">)</mo>
                    </mrow>
                  </mrow>
                </mrow>
              </mrow>
              <mo fence="true" form="postfix" stretchy="true">}</mo>
            </mrow>
            <mrow>
              <mspace width="2em"/>
              <mo stretchy="false">=</mo>
              <mspace width="2em"/>
              <mo stretchy="false">−</mo>
              <mn>1.133</mn>
              <mo stretchy="false">⋅</mo>
              <msup>
                <mrow>
                  <mo fence="true" form="prefix" stretchy="true">(</mo>
                  <mrow>
                    <mrow>
                      <mi>0.8</mi>
                    </mrow>
                  </mrow>
                  <mo fence="true" form="postfix" stretchy="true">)</mo>
                </mrow>
                <mrow>
                  <mi>n</mi>
                </mrow>
              </msup>
            </mrow>
          </mrow>
        </mtd>
      </mtr>
      <mtr>
        <mtd>
          <mrow>
            <msup>
              <mi>Z</mi>
              <mrow>
                <mrow>
                  <mo stretchy="false">−</mo>
                  <mi mathvariant="normal">1</mi>
                </mrow>
              </mrow>
            </msup>
            <mrow>
              <mo fence="true" form="prefix" stretchy="true">{</mo>
              <mrow>
                <mrow>
                  <mrow>
                    <mrow>
                      <mo stretchy="false">−</mo>
                      <mn>0.186</mn>
                    </mrow>
                    <mo stretchy="false">⋅</mo>
                    <mrow>
                      <mo fence="true" form="prefix" stretchy="true">(</mo>
                      <mrow>
                        <mrow>
                          <mfrac>
                            <mi>z</mi>
                            <mrow>
                              <mi>z</mi>
                              <mo stretchy="false">+</mo>
                              <mn>0.2</mn>
                            </mrow>
                          </mfrac>
                        </mrow>
                      </mrow>
                      <mo fence="true" form="postfix" stretchy="true">)</mo>
                    </mrow>
                  </mrow>
                </mrow>
              </mrow>
              <mo fence="true" form="postfix" stretchy="true">}</mo>
            </mrow>
            <mrow>
              <mspace width="2em"/>
              <mo stretchy="false">=</mo>
              <mspace width="2em"/>
              <mo stretchy="false">−</mo>
              <mn>0.186</mn>
              <mo stretchy="false">⋅</mo>
              <msup>
                <mrow>
                  <mo fence="true" form="prefix" stretchy="true">(</mo>
                  <mrow>
                    <mrow>
                      <mrow>
                        <mo stretchy="false">−</mo>
                        <mi>0.2</mi>
                      </mrow>
                    </mrow>
                  </mrow>
                  <mo fence="true" form="postfix" stretchy="true">)</mo>
                </mrow>
                <mrow>
                  <mi>n</mi>
                </mrow>
              </msup>
            </mrow>
          </mrow>
        </mtd>
      </mtr>
      <mtr>
        <mtd>
          <mrow>
            <msup>
              <mi>Z</mi>
              <mrow>
                <mrow>
                  <mo stretchy="false">−</mo>
                  <mi mathvariant="normal">1</mi>
                </mrow>
              </mrow>
            </msup>
            <mrow>
              <mo fence="true" form="prefix" stretchy="true">{</mo>
              <mrow>
                <mrow>
                  <mrow>
                    <mn>1.319</mn>
                    <mo stretchy="false">⋅</mo>
                    <mrow>
                      <mo fence="true" form="prefix" stretchy="true">(</mo>
                      <mrow>
                        <mrow>
                          <mfrac>
                            <mi>z</mi>
                            <mrow>
                              <mi>z</mi>
                              <mo stretchy="false">−</mo>
                              <mi>e</mi>
                            </mrow>
                          </mfrac>
                        </mrow>
                      </mrow>
                      <mo fence="true" form="postfix" stretchy="true">)</mo>
                    </mrow>
                  </mrow>
                </mrow>
              </mrow>
              <mo fence="true" form="postfix" stretchy="true">}</mo>
            </mrow>
            <mrow>
              <mspace width="2em"/>
              <mo stretchy="false">=</mo>
              <mspace width="2em"/>
            </mrow>
            <mrow>
              <mn>1.319</mn>
              <mo stretchy="false">⋅</mo>
              <msup>
                <mrow>
                  <mo fence="true" form="prefix" stretchy="true">(</mo>
                  <mrow>
                    <mrow>
                      <mi>e</mi>
                    </mrow>
                  </mrow>
                  <mo fence="true" form="postfix" stretchy="true">)</mo>
                </mrow>
                <mrow>
                  <mi>n</mi>
                </mrow>
              </msup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(</mo>
              <mrow>
                <mrow>
                  <mi>n</mi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[</mo>
                <mrow>
                  <mrow>
                    <mrow>
                      <mrow>
                        <mo stretchy="false">−</mo>
                        <mn>1.133</mn>
                      </mrow>
                      <mo stretchy="false">⋅</mo>
                      <msup>
                        <mrow>
                          <mo fence="true" form="prefix" stretchy="true">(</mo>
                          <mrow>
                            <mn>0.8</mn>
                          </mrow>
                          <mo fence="true" form="postfix" stretchy="true">)</mo>
                        </mrow>
                        <mi>n</mi>
                      </msup>
                      <mo stretchy="false">−</mo>
                      <mn>0.186</mn>
                      <mo stretchy="false">⋅</mo>
                      <msup>
                        <mrow>
                          <mo fence="true" form="prefix" stretchy="true">(</mo>
                          <mrow>
                            <mrow>
                              <mo stretchy="false">−</mo>
                              <mn>0.2</mn>
                            </mrow>
                          </mrow>
                          <mo fence="true" form="postfix" stretchy="true">)</mo>
                        </mrow>
                        <mi>n</mi>
                      </msup>
                      <mo stretchy="false">+</mo>
                      <mn>1.319</mn>
                      <mo stretchy="false">⋅</mo>
                      <msup>
                        <mrow>
                          <mo fence="true" form="prefix" stretchy="true">(</mo>
                          <mrow>
                            <mi>e</mi>
                          </mrow>
                          <mo fence="true" form="postfix" stretchy="true">)</mo>
                        </mrow>
                        <mi>n</mi>
                      </msup>
                    </mrow>
                  </mrow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space/>
        </mtd>
      </mtr>
    </mtable>
    <annotation encoding="StarMath 5.0">{ H left [ z right ] { ~ = ~ } { z over { left ( { z - 0.8 } right ) left ( { z + 0.2 } right ) } } , ~ x left [ n right ] { ~ = ~ } e ^ { n + 1 } } newline { } newline { x left [ z right ] { ~ = ~ } { e cdot e ^ n } { ~ = ~ } { ez over { z - e } } } newline { } newline { Y left ( z right ) { ~ = ~ } H { left ( z right ) cdot X } left ( z right ) } newline { } newline { { e cdot z ^ 2 } over { left ( { z - e } right ) left ( { z - 0.8 } right ) left ( { z + 0.2 } right ) } } newline { } newline { { { e cdot z ^ 2 } over { left ( { z - e } right ) left ( { z - 0.8 } right ) left ( { z + 0.2 } right ) } } { ~ = ~ } { A cdot { z over left ( { z - 0.8 } right ) } } { ~ + ~ } { B cdot { z over { z + 0.2 } } } { ~ + ~ } { C cdot { z over { z - e } } } } newline { } newline { { e cdot z ^ 2 } { ~ = ~ } { { A cdot z } cdot left ( { z - e } right ) } left ( { z + 0.2 } right ) { ~ + ~ } { { B cdot z } cdot left ( { z - e } right ) } left ( { z - 0.8 } right ) { ~ + ~ } { { C cdot z } cdot left ( { z - 0.8 } right ) } left ( { z + 0.2 } right ) } newline { } newline { z { ~ = ~ } e } newline { } newline { e ^ 3 { ~ = ~ } { { C cdot e } cdot left ( { e - 0.8 } right ) } left ( { e + 0.2 } right ) } newline { C { ~ = ~ } { e ^ 2 over { left ( { e - 0.8 } right ) left ( { e + 0.2 } right ) } } { ~ = ~ } 1.319... } newline { } newline { z { ~ = { ~ - 0.2 } } } newline { } newline { { e cdot left ( - 0.2 right ) ^ 2 } { ~ = ~ } { { B cdot left ( - 0.2 right ) } cdot left ( { - 0.2 - e } right ) } left ( { - 0.2 - 0.8 } right ) } newline { } newline { B { ~ = ~ } { { e cdot left ( - 0.2 right ) ^ { } } over { left ( { - 0.2 - e } right ) left ( { - 0.2 - 0.8 } right ) } } { ~ = { ~ - 0.1862... } } } newline { } newline { z { ~ = ~ } 0.8 } newline { } newline { A { ~ = ~ } { { e cdot 0.8 } over { left ( { 0.8 - e } right ) left ( { 0.8 + 0.2 } right ) } } { ~ = { ~ - 1.133... } } } newline { } newline { Z ^ - 1 left lbrace { - 1.133 cdot left ( { z over left ( { z - 0.8 } right ) } right ) } right rbrace { ~ = { ~ - { 1.133 cdot left ( 0.8 right ) ^ n } } } } newline { Z ^ - 1 left lbrace { - 0.186 cdot left ( { z over { z + 0.2 } } right ) } right rbrace { ~ = { ~ - { 0.186 cdot left ( - 0.2 right ) ^ n } } } } newline { Z ^ - 1 left lbrace { 1.319 cdot left ( { z over { z - e } } right ) } right rbrace { ~ = ~ } { 1.319 cdot left ( e right ) ^ n } } newline { } newline { Y left ( n right ) { ~ = ~ } { left [ { { { - 1.133 cdot left ( 0.8 right ) ^ n } - { 0.186 cdot left ( - 0.2 right ) ^ n } } + { 1.319 cdot left ( e right ) ^ n } } right ] cdot u } left [ n right ] } newline { } newline { } newline { } newline { } newline { } newline { } newline { } newline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5:52:36.689000000</meta:creation-date>
    <dc:date>2024-10-30T16:19:00.656000000</dc:date>
    <meta:editing-duration>PT16M13S</meta:editing-duration>
    <meta:editing-cycles>1</meta:editing-cycles>
    <meta:generator>LibreOffice/24.2.3.2$Windows_X86_64 LibreOffice_project/433d9c2ded56988e8a90e6b2e771ee4e6a5ab2ba</meta:generator>
  </office:meta>
</office:document-meta>
</file>